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0b44f7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b44f7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paragraph-rsid="000c319f" style:font-size-asian="15pt" style:font-size-complex="15pt"/>
    </style:style>
    <style:style style:name="T1" style:family="text">
      <style:text-properties officeooo:rsid="000b44f7"/>
    </style:style>
    <style:style style:name="T2" style:family="text">
      <style:text-properties officeooo:rsid="000c3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age déroulante</text:span></text:p>
      <text:p text:style-name="P1"><text:span text:style-name="T1"/></text:p>
      <text:p text:style-name="P2"><text:span text:style-name="T1">Dans un premier temps, on créer une balise script afin d'y mettre un code JavaScript.</text:span></text:p>
      <text:p text:style-name="P2"><text:span text:style-name="T1"/></text:p>
      <text:p text:style-name="P2"><text:span text:style-name="T1">Ce code JavaScript consiste à mettre dans un tableau les images correspondantes du bien.</text:span></text:p>
      <text:p text:style-name="P2"><text:span text:style-name="T1"/></text:p>
      <text:p text:style-name="P2"><text:span text:style-name="T1">Si l'on veut rajouter une image, il suffit juste de mettre le lien de l'image en relatif dans var tableauImage. Il faut mettre ce lien entre « » et les concaténer par des virgules.</text:span></text:p>
      <text:p text:style-name="P2"><text:span text:style-name="T1"/></text:p>
      <text:p text:style-name="P2"><text:span text:style-name="T1">Par la suite, la fonction ChangeSlide permet de dérouler automatiquement les images, avec un certain temps, variable dans la variable setInterval, où 1 vaut 1ms. De base, le temps est de 10 000 ms soit environ 10 secondes.</text:span></text:p>
      <text:p text:style-name="P2"><text:span text:style-name="T1"/></text:p>
      <text:p text:style-name="P2"><text:span text:style-name="T1">Dans le programme principal en HTML, on mets dans une division,</text:span><text:span text:style-name="T2">la classe « reference_Bien » puis dans une autre division,</text:span><text:span text:style-name="T1"> la classe « presentation_Bien », <text:s/>avec à l'intérieur une balise image avec obligatoirement la classe « taille_image », le lien en relatif de la première image du bien ainsi que l'identifiant « defiler » nécessaire pour le JavaScript.</text:span></text:p>
      <text:p text:style-name="P2"><text:span text:style-name="T1"/></text:p>
      <text:p text:style-name="P2"><text:span text:style-name="T1">Enfin, dans le programme principal en HTML, on mets dans une division, la classe « les_fleches », avec à l'intérieur une balise image avec obligatoirement la source en relatif de la flèche, le bouton défilant, ainsi que le onClick=«ChangeSlide(-1)» pour la flèche de gauche ou onClick=«ChangeSlide(1)» pour la flèche de droite. </text:span></text:p>
      <text:p text:style-name="P2"><text:span text:style-name="T1"/></text:p>
      <text:p text:style-name="P3"><text:span text:style-name="T1">Dans le CSS, la classe </text:span><text:span text:style-name="T2">« reference_Bien » permet de positionner au mieux l'image en fonction du texte via un text-align mais aussi le font-weight.</text:span></text:p>
      <text:p text:style-name="P2"><text:span text:style-name="T1"/></text:p>
      <text:p text:style-name="P2"><text:span text:style-name="T1">Dans le CSS, la classe « presentation_Bien » permet de cliquer sur les boutons afin de le défiler.</text:span></text:p>
      <text:p text:style-name="P2"><text:span text:style-name="T1"/></text:p>
      <text:p text:style-name="P2"><text:span text:style-name="T1">Dans le CSS, la classe « les_fleches » permet de positionner correctement les flèches au milieu de l'image via un flex et un margin-lef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16:12:38.82</meta:creation-date>
    <dc:date>2021-02-19T16:31:08.55</dc:date>
    <meta:editing-duration>PT1M39S</meta:editing-duration>
    <meta:editing-cycles>1</meta:editing-cycles>
    <meta:document-statistic meta:table-count="0" meta:image-count="0" meta:object-count="0" meta:page-count="1" meta:paragraph-count="10" meta:word-count="279" meta:character-count="1655" meta:non-whitespace-character-count="1384"/>
    <meta:generator>LibreOffice/4.0.3.3$Windows_x86 LibreOffice_project/0eaa50a932c8f2199a615e1eb30f7ac74279539</meta:generator>
  </office:meta>
</office:document-meta>
</file>